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1665in" loext:contextual-spacing="false" fo:line-height="100%" fo:text-indent="0.5in" style:auto-text-indent="false"/>
    </style:style>
    <style:style style:name="P2" style:family="paragraph" style:parent-style-name="Standard">
      <style:paragraph-properties fo:margin-left="0in" fo:margin-right="0in" fo:margin-top="0in" fo:margin-bottom="0in" loext:contextual-spacing="false" fo:text-indent="0.5in" style:auto-text-indent="false"/>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paragraph-properties fo:margin-left="0in" fo:margin-right="0in" fo:margin-top="0in" fo:margin-bottom="0.1665in" loext:contextual-spacing="false" fo:line-height="100%" fo:text-indent="0in" style:auto-text-indent="false"/>
    </style:style>
    <style:style style:name="P5" style:family="paragraph" style:parent-style-name="Standard">
      <style:paragraph-properties fo:margin-left="0.5in" fo:margin-right="0in" fo:margin-top="0in" fo:margin-bottom="0.1665in" loext:contextual-spacing="false" fo:line-height="100%" fo:text-indent="0.5in" style:auto-text-indent="false"/>
    </style:style>
    <style:style style:name="P6" style:family="paragraph" style:parent-style-name="Standard" style:master-page-name="Standard">
      <style:paragraph-properties fo:margin-top="0in" fo:margin-bottom="0in" loext:contextual-spacing="false" style:page-number="1"/>
    </style:style>
    <style:style style:name="P7"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8" style:family="paragraph" style:parent-style-name="Standard">
      <style:paragraph-properties fo:margin-left="0in" fo:margin-right="0in" fo:margin-top="0in" fo:margin-bottom="0.1665in" loext:contextual-spacing="false" fo:line-height="100%" fo:text-indent="0.5in" style:auto-text-indent="false"/>
      <style:text-properties fo:color="#333333" fo:font-size="14pt" style:font-size-asian="14pt" style:font-size-complex="14pt"/>
    </style:style>
    <style:style style:name="P9" style:family="paragraph" style:parent-style-name="Standard">
      <style:paragraph-properties fo:margin-left="0in" fo:margin-right="0in" fo:margin-top="0in" fo:margin-bottom="0.1665in" loext:contextual-spacing="false" fo:line-height="100%" fo:text-indent="0.5in" style:auto-text-indent="false"/>
      <style:text-properties fo:color="#333333" fo:font-size="14pt" fo:font-weight="bold" style:font-size-asian="14pt" style:font-weight-asian="bold" style:font-size-complex="14pt"/>
    </style:style>
    <style:style style:name="P10" style:family="paragraph" style:parent-style-name="Standard">
      <style:paragraph-properties fo:margin-top="0in" fo:margin-bottom="0.1665in" loext:contextual-spacing="false" fo:line-height="100%"/>
      <style:text-properties fo:color="#333333" fo:font-size="14pt" fo:font-weight="bold" style:font-size-asian="14pt" style:font-weight-asian="bold" style:font-size-complex="14pt"/>
    </style:style>
    <style:style style:name="P11" style:family="paragraph" style:parent-style-name="Standard">
      <style:paragraph-properties fo:margin-top="0in" fo:margin-bottom="0.1665in" loext:contextual-spacing="false" fo:line-height="100%"/>
      <style:text-properties fo:color="#333333" fo:font-size="14pt" style:font-size-asian="14pt" style:font-size-complex="14pt"/>
    </style:style>
    <style:style style:name="P12" style:family="paragraph" style:parent-style-name="Standard">
      <style:paragraph-properties fo:margin-left="0in" fo:margin-right="0in" fo:margin-top="0in" fo:margin-bottom="0.1665in" loext:contextual-spacing="false" fo:line-height="100%" fo:text-indent="0in" style:auto-text-indent="false"/>
      <style:text-properties fo:color="#333333" fo:font-size="14pt" style:font-size-asian="14pt" style:font-size-complex="14pt"/>
    </style:style>
    <style:style style:name="P13" style:family="paragraph" style:parent-style-name="Standard">
      <style:paragraph-properties fo:margin-left="0in" fo:margin-right="0in" fo:margin-top="0in" fo:margin-bottom="0.1665in" loext:contextual-spacing="false" fo:line-height="100%" fo:text-indent="0in" style:auto-text-indent="false"/>
      <style:text-properties fo:color="#333333" fo:font-size="14pt" fo:font-weight="bold" style:font-size-asian="14pt" style:font-weight-asian="bold" style:font-size-complex="14pt"/>
    </style:style>
    <style:style style:name="P14" style:family="paragraph" style:parent-style-name="Standard">
      <style:paragraph-properties fo:margin-left="0.5in" fo:margin-right="0in" fo:margin-top="0in" fo:margin-bottom="0.1665in" loext:contextual-spacing="false" fo:line-height="100%" fo:text-indent="0in" style:auto-text-indent="false"/>
      <style:text-properties fo:color="#333333" fo:font-size="14pt" style:font-size-asian="14pt" style:font-size-complex="14pt"/>
    </style:style>
    <style:style style:name="P15" style:family="paragraph" style:parent-style-name="Standard">
      <style:paragraph-properties fo:margin-left="0.5in" fo:margin-right="0in" fo:margin-top="0in" fo:margin-bottom="0.1665in" loext:contextual-spacing="false" fo:line-height="100%" fo:text-indent="0.5in" style:auto-text-indent="false"/>
      <style:text-properties fo:color="#333333" fo:font-size="14pt" style:font-size-asian="14pt" style:font-size-complex="14pt"/>
    </style:style>
    <style:style style:name="T1" style:family="text">
      <style:text-properties fo:color="#333333" fo:font-size="14pt" style:font-size-asian="14pt" style:font-size-complex="14pt"/>
    </style:style>
    <style:style style:name="T2" style:family="text">
      <style:text-properties fo:color="#333333" fo:font-size="14pt" fo:font-weight="bold" style:font-size-asian="14pt" style:font-weight-asian="bold" style:font-size-complex="14pt"/>
    </style:style>
    <style:style style:name="T3" style:family="text">
      <style:text-properties fo:color="#333333" fo:font-size="14pt" style:text-underline-style="solid" style:text-underline-width="auto" style:text-underline-color="font-color" style:font-size-asian="14pt" style:font-size-complex="14pt"/>
    </style:style>
    <style:style style:name="T4" style:family="text">
      <style:text-properties fo:color="#ff0000" fo:font-size="14pt" style:font-size-asian="14pt" style:font-size-complex="14pt"/>
    </style:style>
    <style:style style:name="T5" style:family="text">
      <style:text-properties fo:color="#00ff00" fo:font-size="14pt" style:font-size-asian="14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1.Introduction:</text:p>
      <text:p text:style-name="P8">You wake up to the sounds of the owls, in a dark forest. The parts of the plane you were on a few hours ago are scattered around you. Some of the parts are still burning, illuminating the darkness around you. Mysteriously there is not anyone around. Not even the bodies. As you try to remember how last night’s accident happened, you try to understand whether you are on a stranded island or not.</text:p>
      <text:p text:style-name="P8">LOST is a text based desktop game which allows players to dive into a story about surviving after a plane crash in a mysterious island and interact with the island itself. The story begins when player wakes up and finds himself among the burning ruins of the plane. However he does not succeed in finding any bodies, dead or alive. The player needs to build a fire, a shelter and gather useful items, craft them and get food and drink to survive in the island. While trying to do all of these, player will also need to discover the island and unravel the mysteries of the island, as he/she will meet new characters.</text:p>
      <text:p text:style-name="P3"><text:span text:style-name="T2">2.Game Overview</text:span><text:span text:style-name="T1">:</text:span></text:p>
      <text:p text:style-name="P8">LOST is a text based survival game with primitive Graphical User Interface (GUI), designed for Windows and Linux desktop machines. After starting the application, user will see the main menu screen where he/she can start a new game, load a saved game (if there is any), change settings of the game, see top ten high scores or visit the wiki page of the game online to get help. User will be able to pause and resume game, and save the game on local storage at any time during the game. </text:p>
      <text:p text:style-name="P9">2.1 Gameplay:</text:p>
      <text:p text:style-name="P3"><text:span text:style-name="T2"><text:tab/></text:span><text:span text:style-name="T1">Player will start in the middle of the forest, right after a surviving a plane crash. However, unfortunately he/she will also need to survive through the island and get to safety as soon as possible. Throughout the game time will be measured with days, and high score will also be based on how many days it took the player to survive the island. First day, will be a tutorial in the initial area, showing the player how to interact with objects around him, how to craft items, and get food and drink and recover his/her energy. The island, which story takes place, is consisted of numerous (</text:span><text:span text:style-name="T4">insert exact number here</text:span><text:span text:style-name="T1">) areas, which vary from each other. Player will be able to navigate through the areas via using navigation arrows on the </text:span><text:soft-page-break/><text:span text:style-name="T1">screen or by pressing according keys (</text:span><text:span text:style-name="T4">specify keys preferably w(north), a(west), s(south), and d(east)</text:span><text:span text:style-name="T1">). Each area will contain various items for the player to use, craft, or interact with alongside with different characters. These characters will include a few mysterious persons helping the player or affecting him/her adversely. Additionally areas will contain wild animals that player can hunt or be a pray for. </text:span></text:p>
      <text:p text:style-name="P10">2.2 Characters:</text:p>
      <text:p text:style-name="P11">Characters in the LOST game will include Player,Other humans and some animals. </text:p>
      <text:p text:style-name="P10">2.2.1 Player:</text:p>
      <text:p text:style-name="P11">Player will have an inventory, that he can add or remove items from.</text:p>
      <text:p text:style-name="P11"><text:tab/>In each area player will be presented with a menu to perform certain actions. Player will be able to choose from the options by simply typing the according number or by clicking on them:</text:p>
      <text:p text:style-name="P11"><text:tab/><text:span text:style-name="T6">1. Explore the area:</text:span> This action will last 1 game hour. The duration may vary from area to area. This action will allow the player to discover useful items in the area, as well as finding new characters to interact with, and print new discoveries on the screen. If this action is performed during night and there is not sufficient light, player may fall into a ditch and lose health. Additionally exploration may trigger attacks by wild animals if there is any in the area. </text:p>
      <text:p text:style-name="P11"><text:tab/><text:span text:style-name="T6">2.Take:</text:span> This action will show a numbered list of items that can added to the player’s inventory which is not already in the inventory. By choosing the item, user may add the item to his/her inventory. Sometimes this will not be possible. For example user will not be able to add a tree into the inventory. (Unless it is a bonsai)<text:tab/></text:p>
      <text:p text:style-name="P11"><text:tab/><text:span text:style-name="T6">3. Interact:</text:span><text:span text:style-name="T7"> </text:span>This option will open up a sub-menu itself</text:p>
      <text:p text:style-name="P12"><text:tab/><text:tab/><text:span text:style-name="T6">3.1:</text:span> Interact with items/objects: This action will result in </text:p>
      <text:p text:style-name="P14">displaying the list of available items in the area, so player can choose which one to look at. Doing so usually will result in displaying the item’s description being printed on the screen. Sometimes, hints will be included in these messages as well. Additionally if any other action <text:soft-page-break/>may be performed by the player on the item, these actions will also be listed in the screen, and player will be prompted to choose one of them. He can simply choose to do nothing as well.</text:p>
      <text:p text:style-name="P15"><text:s/><text:span text:style-name="T6">3.2:</text:span> Interact with characters: This option will result in printing the numbered list of available characters to interact with. By choosing one of the characters, player may enter into dialogue with character which may or may not result in mini stories. </text:p>
      <text:p text:style-name="P15"><text:span text:style-name="T6">3.3:</text:span> Interact with animals: This option will result in printing the numbered list of the available animals to interact with. Choosing one of the animals will result in printing the description of that animal in the screen. Additionally, if there are further actions that may be performed by the user on the selected animal, these actions will also be presented as a list, and player will be prompted to choose one of them. </text:p>
      <text:p text:style-name="P8"><text:span text:style-name="T6">4. Use:</text:span> This action will result in displaying the list of items in the player’s inventory that can be used in any way. By choosing an item from the list, player will be able to view the option that he/she can use the item for. For example player can consume food or drinks to recover his/her energy, hunger, or thirst accordingly. An item can be used to attack, or craft into something else. (More details on the items section)</text:p>
      <text:p text:style-name="P1"><text:span text:style-name="T3">5. Craft:</text:span><text:span text:style-name="T1"> This option will result in showing the list of craftable items. Each craftable item will have a recipe,consisting of the required items for crafting and their amounts. Those craftable items which player has sufficient items to build in his/her inventory will be shown in green (</text:span><text:span text:style-name="T5">subject to change</text:span><text:span text:style-name="T1">) color. By choosing one of the craftable items, items description, and its recipe will be printed on the screen. Also player will be able to see<text:tab/>how many required items he/she has in the inventory.</text:span></text:p>
      <text:p text:style-name="P8"><text:span text:style-name="T6">6. Make a campfire:</text:span> This option will be shown if there is no campfires in the current area. Choosing this option will result in list of available actions to start the campfire with. Every option will require wood to start the fire with. </text:p>
      <text:p text:style-name="P1"><text:span text:style-name="T3">7. Sit at campfire:</text:span><text:span text:style-name="T1"> This option will only be available if there is a campfire lit by the player in the area. Sitting at the campfire will save the game locally. (</text:span><text:span text:style-name="T5">Totally Optional</text:span><text:span text:style-name="T1">) Sitting at the campfire will show up a sub-menu:</text:span></text:p>
      <text:p text:style-name="P15"><text:soft-page-break/><text:span text:style-name="T6">7.1. Feed the fire:</text:span> This option will remove a burnable item from the inventory of the player and increase the fire’s accordingly. If there is no remaining burnable item in the inventory player will prompted with according errors. </text:p>
      <text:p text:style-name="P15"><text:span text:style-name="T6">7.2. Cooking:</text:span> This option will show a list of meals and items th<text:tab/>at can be cooked. Similar to craftable items, meals will have recipes as well, and available meals will be shown in green color. Cooking will increase the amount of hunger and energy recovered by consuming the food.</text:p>
      <text:p text:style-name="P8"><text:tab/><text:span text:style-name="T6">7.3. Boiling Water:</text:span> This action will allow player to boil water, if there is any in the inventory. Boiling water will make it safe to drink.</text:p>
      <text:p text:style-name="P15"><text:span text:style-name="T6">7.4. Rest:</text:span> This action will show up a sub-menu on the screen</text:p>
      <text:p text:style-name="P15"><text:tab/><text:span text:style-name="T6">7.4.1. Rest for 1 hour:</text:span> This will recover energy slightly</text:p>
      <text:p text:style-name="P15"><text:tab/><text:span text:style-name="T6">7.4.2. Rest for 4 hours:</text:span> This will recover some energy </text:p>
      <text:p text:style-name="P15"><text:tab/><text:span text:style-name="T6">7.4.3. Sleep for 8 hours:</text:span> This will recover player’s energy considerably</text:p>
      <text:p text:style-name="P15"><text:span text:style-name="T6">7.5. Build A Shelter:</text:span> This action will last 3 hours. A shelter will allow player to recover more energy from resting, and protect the player from rain.</text:p>
      <text:p text:style-name="P5"/>
      <text:p text:style-name="P13">2.2.2 Other Characters:</text:p>
      <text:p text:style-name="P12"><text:tab/>Player will meet with other human characters in the game. Player will be able to interact with characters according to his/her decisions. These characters will have their own health status, and they will be able to act hostile towards the player. Player can attack these characters with suitable weapons (item). If player kills the character, he/she can loot the body to acquire some items from the character’s inventory. Player can also acquire some items from the character as a gift simply by befriending him/her.</text:p>
      <text:p text:style-name="P13">2.2.3. Animals:</text:p>
      <text:p text:style-name="P4"><text:span text:style-name="T2"><text:tab/></text:span><text:span text:style-name="T1">There will be various animals in the island in specific areas. Each animal will have their according health status and some of the will be able </text:span><text:soft-page-break/><text:span text:style-name="T1">to attack back and deal damage once disturbed. In the case of being killed they will drop some items for the player to pick up. </text:span></text:p>
      <text:p text:style-name="P12"><text:tab/><text:span text:style-name="T6">2.2.3.1 Fish:</text:span> Fish will be one of the prominent animals in the island. To catch fish player will need to craft a fishing rod or a spear. By catching fish player, will acquire 1 raw meat.</text:p>
      <text:p text:style-name="P12"><text:tab/><text:span text:style-name="T6">2.2.3.2 Deer:</text:span> Deer will be a more rare animal in the island making it hard to find it. Even once discovered in the area, player will need to be able to deal large amount of damage to the deer to kill it with 1 or two attacks. Once killed deer will provide player with 1 hide, 8 raw meat, and a pair of antlers. Also deer dung will be available in the area where deers will exist. </text:p>
      <text:p text:style-name="P12"><text:tab/><text:span text:style-name="T6">2.2.3.3 Bear:</text:span> Bears will be one of the most dangerous animals in the island. If there is a bear in the area, it is very likely that bear will attack player one day or another. </text:p>
      <text:p text:style-name="P12"><text:tab/><text:span text:style-name="T6">2.2.3.4 Etc.</text:span> Rabbit, Boar, Polar Bear, Squirrel</text:p>
      <text:p text:style-name="P11">Note to self: Use more specific language in the animals section. </text:p>
      <text:p text:style-name="P13">2.3 Map:</text:p>
      <text:p text:style-name="P12">Should be filled later</text:p>
      <text:p text:style-name="P10">2.4 Items:</text:p>
      <text:p text:style-name="P11">Should be filled later</text:p>
      <text:p text:style-name="P10">2.5 Events:</text:p>
      <text:p text:style-name="P11">Should be filled later</text:p>
      <text:p text:style-name="P10">2.6 Rules:</text:p>
      <text:p text:style-name="P11">Player will die if his/her health reaches 0 in any scenario. Additionally if one of the thirst, hunger or energy stats reaches 0, health will start to drain slowly while one of the stated stats still remains 0. As a result death can be caused by attack from a certain character or animal, falling into a ditch, or starving to death. When the player attacks a character or an animal, the opponent's health will be reduced by the player’s attack damage plus the damage of the item he is using to attack. If player could not kill his/her opponent in the first blow, the opponent might attack back, or try to escape. </text:p>
      <text:p text:style-name="P11"><text:soft-page-break/>In order to increase the thirst stat, player needs to consume liquid.</text:p>
      <text:p text:style-name="P11">In order to increase the hunger stat, player needs to consume food.</text:p>
      <text:p text:style-name="P11">In order to increase energy stat, player needs to rest, and keep warm.</text:p>
      <text:p text:style-name="P11">Health can be increased drastically by taking medicine. Additionally, if the thirst, hunger, and energy stats are all above 60, health will increase slowly. Otherwise the health will remain same. </text:p>
      <text:p text:style-name="P1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22T22:17:57.941751127</dc:date>
    <meta:editing-duration>PT3M13S</meta:editing-duration>
    <meta:editing-cycles>1</meta:editing-cycles>
    <meta:document-statistic meta:table-count="0" meta:image-count="0" meta:object-count="0" meta:page-count="6" meta:paragraph-count="53" meta:word-count="1841" meta:character-count="10381" meta:non-whitespace-character-count="8556"/>
  </office:meta>
</office:document-meta>
</file>